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a</math:mi>
            <math:mo math:stretchy="false">&gt;</math:mo>
            <math:mn>0</math:mn>
          </math:mrow>
          <math:mtext> and </math:mtext>
          <math:mrow>
            <math:msub>
              <math:mi>x</math:mi>
              <math:mn>0</math:mn>
            </math:msub>
            <math:mo math:stretchy="false">&gt;</math:mo>
            <math:mn>0</math:mn>
          </math:mrow>
          <math:mtext> are real numbers. The sequence </math:mtext>
          <math:msub>
            <math:mrow>
              <math:mo math:stretchy="false">(</math:mo>
              <math:msub>
                <math:mi>x</math:mi>
                <math:mi>n</math:mi>
              </math:msub>
              <math:mo math:stretchy="false">)</math:mo>
            </math:mrow>
            <math:mrow>
              <math:mi>n</math:mi>
              <math:mo math:stretchy="false">∈</math:mo>
              <math:mo math:stretchy="false">ℕ</math:mo>
            </math:mrow>
          </math:msub>
          <math:mtext> is recursively defined by</math:mtext>
        </math:mrow>
      </math:mtr>
      <math:mtr>
        <math:mrow>
          <math:mrow>
            <math:msub>
              <math:mi>x</math:mi>
              <math:mrow>
                <math:mi>n</math:mi>
                <math:mo math:stretchy="false">+</math:mo>
                <math:mn>1</math:mn>
              </math:mrow>
            </math:msub>
            <math:mo math:stretchy="false">=</math:mo>
            <math:mfrac>
              <math:mn>1</math:mn>
              <math:mn>2</math:mn>
            </math:mfrac>
          </math:mrow>
          <math:mfenced math:open="" math:close="">
            <math:mrow>
              <math:msub>
                <math:mi>x</math:mi>
                <math:mi>n</math:mi>
              </math:msub>
              <math:mo math:stretchy="false">+</math:mo>
              <math:mfrac>
                <math:mi>a</math:mi>
                <math:msub>
                  <math:mi>x</math:mi>
                  <math:mi>n</math:mi>
                </math:msub>
              </math:mfrac>
            </math:mrow>
          </math:mfenced>
        </math:mrow>
      </math:mtr>
      <math:mtr>
        <math:mrow>
          <math:mtext>Then </math:mtext>
          <math:mrow>
            <math:mrow>
              <math:munder>
                <math:mi>lim</math:mi>
                <math:mrow>
                  <math:mi>n</math:mi>
                  <math:mo math:stretchy="false">→</math:mo>
                  <math:mo math:stretchy="false">∞</math:mo>
                </math:mrow>
              </math:munder>
              <math:mrow>
                <math:mi/>
                <math:msub>
                  <math:mi>x</math:mi>
                  <math:mi>n</math:mi>
                </math:msub>
              </math:mrow>
            </math:mrow>
            <math:mo math:stretchy="false">=</math:mo>
            <math:msqrt>
              <math:mi>a</math:mi>
            </math:msqrt>
          </math:mrow>
          <math:mtext> applies.</math:mtext>
        </math:mrow>
      </math:mtr>
    </math:mtable>
    <math:annotation math:encoding="StarMath 5.0">a &gt; 0 " and " x_0 &gt; 0 " are real numbers. The sequence " (x_n)_{n in setN} " is recursively defined by" newline
x_{n+1} = 1 over 2 left ( x_n + a over x_n right ) newline
"Then " lim from {n toward infinity}  {~x_n} = sqrt a " applies."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6$Build-9268</meta:gener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